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116.36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3" style:family="table-row">
      <style:table-row-properties style:row-height="8.77mm" fo:break-before="auto" style:use-optimal-row-height="true"/>
    </style:style>
    <style:style style:name="ro24" style:family="table-row">
      <style:table-row-properties style:row-height="14.32mm" fo:break-before="auto" style:use-optimal-row-height="true"/>
    </style:style>
    <style:style style:name="ro25" style:family="table-row">
      <style:table-row-properties style:row-height="21.64mm" fo:break-before="auto" style:use-optimal-row-height="true"/>
    </style:style>
    <style:style style:name="ro26" style:family="table-row">
      <style:table-row-properties style:row-height="11.84mm" fo:break-before="auto" style:use-optimal-row-height="true"/>
    </style:style>
    <style:style style:name="ro27" style:family="table-row">
      <style:table-row-properties style:row-height="29.47mm" fo:break-before="auto" style:use-optimal-row-height="true"/>
    </style:style>
    <style:style style:name="ro28" style:family="table-row">
      <style:table-row-properties style:row-height="36.32mm" fo:break-before="auto" style:use-optimal-row-height="true"/>
    </style:style>
    <style:style style:name="ro29" style:family="table-row">
      <style:table-row-properties style:row-height="43.16mm" fo:break-before="auto" style:use-optimal-row-height="true"/>
    </style:style>
    <style:style style:name="ro30" style:family="table-row">
      <style:table-row-properties style:row-height="56.85mm" fo:break-before="auto" style:use-optimal-row-height="true"/>
    </style:style>
    <style:style style:name="ro31" style:family="table-row">
      <style:table-row-properties style:row-height="32.1mm" fo:break-before="auto" style:use-optimal-row-height="true"/>
    </style:style>
    <style:style style:name="ro32" style:family="table-row">
      <style:table-row-properties style:row-height="4.73mm" fo:break-before="auto" style:use-optimal-row-height="true"/>
    </style:style>
    <style:style style:name="ro33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ffcc99" style:vertical-align="top"/>
    </style:style>
    <style:style style:name="ce5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transparent" style:vertical-align="top"/>
    </style:style>
    <style:style style:name="ce52" style:family="table-cell" style:parent-style-name="Default">
      <style:table-cell-properties style:text-align-source="value-type" style:repeat-content="false" style:vertical-align="top"/>
    </style:style>
    <style:style style:name="ce53" style:family="table-cell" style:parent-style-name="Default">
      <style:table-cell-properties style:text-align-source="value-type" style:repeat-content="false" fo:background-color="transparent" style:vertical-align="top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able-cell-properties fo:background-color="#fff200" style:text-align-source="value-type" style:repeat-content="false" style:vertical-align="top"/>
    </style:style>
    <style:style style:name="ce1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2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6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vertical-align="top"/>
      <style:text-properties fo:color="#ff9900"/>
    </style:style>
    <style:style style:name="ce6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9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70" style:family="table-cell" style:parent-style-name="Default">
      <style:table-cell-properties style:vertical-align="top"/>
      <style:text-properties fo:color="#5983b0"/>
    </style:style>
    <style:style style:name="ce71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style:font-name-asian="DejaVu Sans Mono" style:font-name-complex="DejaVu Sans Mono" style:font-size-asian="8.5pt" style:font-size-complex="8.5pt" style:font-weight-asian="bold" style:font-weight-complex="bold" fo:color="#000000"/>
    </style:style>
    <style:style style:name="T84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85" style:family="text">
      <style:text-properties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8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8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8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8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9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91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9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9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9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96" style:family="text">
      <style:text-properties style:font-name-asian="Consolas" style:font-name-complex="Consolas" style:font-size-asian="9.5pt" style:font-size-complex="9.5pt"/>
    </style:style>
    <style:style style:name="T97" style:family="text">
      <style:text-properties style:text-position="super 58%"/>
    </style:style>
    <style:style style:name="T98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 table:number-columns-repeated="2"/>
          <table:table-cell table:style-name="ce4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/>
          <table:table-cell table:style-name="ce49" office:value-type="string" calcext:value-type="string">
            <text:p>Suspend/Resume</text:p>
          </table:table-cell>
          <table:table-cell table:style-name="ce4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of internal COM</text:p>
          </table:table-cell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1" office:value-type="string" calcext:value-type="string">
            <text:p>Sending possible again, successfully receiving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1" office:value-type="string" calcext:value-type="string">
            <text:p>Sending not possible, terminal gets closed, is waiting for reconnect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7" table:number-columns-repeated="1018" table:default-cell-style-name="ce5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5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5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8" office:value-type="string" calcext:value-type="string">
            <text:p>Interface Selection</text:p>
          </table:table-cell>
          <table:table-cell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5" table:default-cell-style-name="ce48"/>
        <table:table-column table:style-name="co1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2"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6" table:default-cell-style-name="ce52"/>
        <table:table-column table:style-name="co7" table:number-columns-repeated="1018" table:default-cell-style-name="ce52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18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14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14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14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14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14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14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14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5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5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16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6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7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17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17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Enable [Use Explicit Default Radix]</text:p>
          </table:table-cell>
          <table:table-cell table:style-name="ce14"/>
          <table:table-cell table:number-columns-repeated="1019"/>
        </table:table-row>
        <table:table-row table:style-name="ro3">
          <table:table-cell table:number-columns-repeated="3"/>
          <table:table-cell table:style-name="ce10" office:value-type="string" calcext:value-type="string">
            <text:p>In sending terminal, enable [Escapes on [SendText]] again</text:p>
          </table:table-cell>
          <table:table-cell table:style-name="ce14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string" calcext:value-type="string">
            <text:p>Repeat the above sequence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In sending terminal, change default radix to [Hex]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Repeat the above sequence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8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18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22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22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22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22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21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22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26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22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22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48"/>
        <table:table-column table:style-name="co27" table:default-cell-style-name="ce48"/>
        <table:table-column table:style-name="co28" table:default-cell-style-name="ce48"/>
        <table:table-column table:style-name="co24" table:default-cell-style-name="ce48"/>
        <table:table-column table:style-name="co29" table:default-cell-style-name="ce48"/>
        <table:table-column table:style-name="co30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</table:table-cell>
          <table:table-cell office:value-type="string" calcext:value-type="string"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1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51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69">(&gt;&gt;)</text:span><text:span text:style-name="T29"> </text:span><text:span text:style-name="T16">xyz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51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1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51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3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24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83">   1 </text:span><text:span text:style-name="T84">S S       0.00 g</text:span></text:p>
            <text:p><text:span text:style-name="T83">   2 </text:span><text:span text:style-name="T84">S S       0.00 g</text:span></text:p>
            <text:p><text:span text:style-name="T83">   3 </text:span><text:span text:style-name="T84">S S       0.00 g</text:span></text:p>
            <text:p><text:span text:style-name="T85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3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83">...</text:span></text:p>
            <text:p><text:span text:style-name="T83"> 101 </text:span><text:span text:style-name="T84">S D       ?.?? g</text:span></text:p>
            <text:p><text:span text:style-name="T83"> 102 </text:span><text:span text:style-name="T84">S D       ?.?? g</text:span></text:p>
            <text:p><text:span text:style-name="T83"> 103 </text:span><text:span text:style-name="T84">S D       ?.?? g</text:span></text:p>
            <text:p><text:span text:style-name="T85">...</text:span></text:p>
            <text:p><text:span text:style-name="T25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83">...</text:span></text:p>
            <text:p><text:span text:style-name="T83"> 201 </text:span><text:span text:style-name="T84">S S       ?.?? g</text:span></text:p>
            <text:p><text:span text:style-name="T83"> 202 </text:span><text:span text:style-name="T84">S S       ?.?? g</text:span></text:p>
            <text:p><text:span text:style-name="T83"> 203 </text:span><text:span text:style-name="T84">S S       ?.?? g</text:span></text:p>
            <text:p><text:span text:style-name="T85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48"/>
        <table:table-column table:style-name="co31" table:default-cell-style-name="ce48"/>
        <table:table-column table:style-name="co7" table:default-cell-style-name="ce48"/>
        <table:table-column table:style-name="co32" table:default-cell-style-name="ce48"/>
        <table:table-column table:style-name="co33" table:default-cell-style-name="ce48"/>
        <table:table-column table:style-name="co34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65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48"/>
        <table:table-column table:style-name="co35" table:default-cell-style-name="ce48"/>
        <table:table-column table:style-name="co7" table:default-cell-style-name="ce48"/>
        <table:table-column table:style-name="co36" table:default-cell-style-name="ce48"/>
        <table:table-column table:style-name="co37" table:default-cell-style-name="ce48"/>
        <table:table-column table:style-name="co38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48"/>
        <table:table-column table:style-name="co39" table:default-cell-style-name="ce48"/>
        <table:table-column table:style-name="co40" table:default-cell-style-name="ce48"/>
        <table:table-column table:style-name="co41" table:default-cell-style-name="ce48"/>
        <table:table-column table:style-name="co42" table:default-cell-style-name="ce48"/>
        <table:table-column table:style-name="co43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No control characters in drop-down</text:p>
          </table:table-cell>
          <table:table-cell table:style-name="ce5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one of the recents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hange that recent</text:p>
          </table:table-cell>
          <table:table-cell table:style-name="ce5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1"/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Just selected recent still there</text:p>
            <text:p>New recent added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Send "\!-SendFiles\Stress-7-EnormousLine.txt"</text:p>
          </table:table-cell>
          <table:table-cell table:style-name="ce5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lear the monitor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8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6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6">    in receiving terminal</text:span></text:p>
            <text:p><text:span text:style-name="T69">(&lt;&lt;)</text:span><text:span text:style-name="T29"> </text:span><text:span text:style-name="T35">X</text:span><text:span text:style-name="T88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6">    in receiving terminal</text:span></text:p>
            <text:p><text:span text:style-name="T69">(&lt;&lt;)</text:span><text:span text:style-name="T29"> </text:span><text:span text:style-name="T35">X</text:span><text:span text:style-name="T88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8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6">    in receiving terminal</text:span></text:p>
            <text:p><text:span text:style-name="T3">(&lt;&lt;)</text:span><text:span text:style-name="T4"> </text:span><text:span text:style-name="T38">X</text:span><text:span text:style-name="T90">&lt;CR&gt;&lt;LF&gt;</text:span><text:span text:style-name="T87"> </text:span><text:span text:style-name="T37">(3)</text:span></text:p>
            <text:p><text:span text:style-name="T3">(&gt;&gt;)</text:span><text:span text:style-name="T4"> </text:span><text:span text:style-name="T8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7"> </text:span><text:span text:style-name="T37">(3)</text:span>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6">    in receiving terminal</text:span></text:p>
            <text:p><text:span text:style-name="T3">(&lt;&lt;)</text:span><text:span text:style-name="T4"> </text:span><text:span text:style-name="T38">X</text:span><text:span text:style-name="T90">&lt;CR&gt;&lt;LF&gt;</text:span><text:span text:style-name="T87"> </text:span><text:span text:style-name="T37">(3)</text:span></text:p>
            <text:p><text:span text:style-name="T3">(&gt;&gt;)</text:span><text:span text:style-name="T4"> </text:span><text:span text:style-name="T8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7"> </text:span><text:span text:style-name="T37">(3)</text:span></text:p>
            <text:p><text:span text:style-name="T3">(&lt;&lt;)</text:span><text:span text:style-name="T4"> </text:span><text:span text:style-name="T38">X</text:span><text:span text:style-name="T90">&lt;CR&gt;&lt;LF&gt;</text:span><text:span text:style-name="T87"> </text:span><text:span text:style-name="T37">(3)</text:span>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6">    in receiving terminal</text:span></text:p>
            <text:p><text:span text:style-name="T3">(&lt;&lt;)</text:span><text:span text:style-name="T4"> </text:span><text:span text:style-name="T38">X</text:span><text:span text:style-name="T90">&lt;CR&gt;&lt;LF&gt;</text:span><text:span text:style-name="T87"> </text:span><text:span text:style-name="T37">(3)</text:span></text:p>
            <text:p><text:span text:style-name="T3">(&gt;&gt;)</text:span><text:span text:style-name="T4"> </text:span><text:span text:style-name="T8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7"> </text:span><text:span text:style-name="T37">(3)</text:span></text:p>
            <text:p><text:span text:style-name="T3">(&lt;&lt;)</text:span><text:span text:style-name="T4"> </text:span><text:span text:style-name="T38">X</text:span><text:span text:style-name="T90">&lt;CR&gt;&lt;LF&gt;</text:span><text:span text:style-name="T87"> </text:span><text:span text:style-name="T37">(3)</text:span></text:p>
            <text:p><text:span text:style-name="T3">(&gt;&gt;)</text:span><text:span text:style-name="T4"> </text:span><text:span text:style-name="T8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91">(&lt;&lt;)</text:span><text:span text:style-name="T92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91">(&gt;&gt;)</text:span><text:span text:style-name="T92"> </text:span><text:span text:style-name="T5">A</text:span><text:span text:style-name="T6">&lt;CR&gt;&lt;LF&gt;</text:span><text:span text:style-name="T87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6">    in receiving terminal</text:span></text:p>
            <text:p><text:span text:style-name="T3">(&lt;&lt;)</text:span><text:span text:style-name="T4"> </text:span><text:span text:style-name="T38">X</text:span><text:span text:style-name="T90">&lt;CR&gt;&lt;LF&gt;</text:span><text:span text:style-name="T87"> </text:span><text:span text:style-name="T37">(3)</text:span></text:p>
            <text:p><text:span text:style-name="T3">(&gt;&gt;)</text:span><text:span text:style-name="T4"> </text:span><text:span text:style-name="T8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7"> </text:span><text:span text:style-name="T37">(3)</text:span></text:p>
            <text:p><text:span text:style-name="T3">(&lt;&lt;)</text:span><text:span text:style-name="T4"> </text:span><text:span text:style-name="T38">X</text:span><text:span text:style-name="T90">&lt;CR&gt;&lt;LF&gt;</text:span><text:span text:style-name="T87"> </text:span><text:span text:style-name="T37">(3)</text:span></text:p>
            <text:p><text:span text:style-name="T3">(&gt;&gt;)</text:span><text:span text:style-name="T4"> </text:span><text:span text:style-name="T8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7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7"> </text:span><text:span text:style-name="T37">(2)</text:span><text:span text:style-name="T86"> in receiving terminal</text:span></text:p>
            <text:p><text:span text:style-name="T3">(&lt;&lt;)</text:span><text:span text:style-name="T4"> </text:span><text:span text:style-name="T38">X</text:span><text:span text:style-name="T90">&lt;CR&gt;&lt;LF&gt;</text:span><text:span text:style-name="T87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7"> </text:span><text:span text:style-name="T37">(2)</text:span><text:span text:style-name="T93"> </text:span><text:span text:style-name="T86">in receiving terminal</text:span></text:p>
            <text:p><text:span text:style-name="T91">(&lt;&lt;)</text:span><text:span text:style-name="T92"> </text:span><text:span text:style-name="T38">X</text:span><text:span text:style-name="T90">&lt;CR&gt;&lt;LF&gt;</text:span><text:span text:style-name="T87"> </text:span><text:span text:style-name="T37">(3)</text:span></text:p>
            <text:p><text:span text:style-name="T3">(&gt;&gt;)</text:span><text:span text:style-name="T4"> </text:span><text:span text:style-name="T8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7"> </text:span><text:span text:style-name="T37">(2)</text:span><text:span text:style-name="T93"> </text:span><text:span text:style-name="T86">in receiving terminal</text:span></text:p>
            <text:p><text:span text:style-name="T3">(&lt;&lt;)</text:span><text:span text:style-name="T4"> </text:span><text:span text:style-name="T38">X</text:span><text:span text:style-name="T90">&lt;CR&gt;&lt;LF&gt;</text:span><text:span text:style-name="T87"> </text:span><text:span text:style-name="T37">(3)</text:span></text:p>
            <text:p><text:span text:style-name="T3">(&gt;&gt;)</text:span><text:span text:style-name="T4"> </text:span><text:span text:style-name="T8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89">&lt;CR&gt; </text:span><text:span text:style-name="T94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89">&lt;CR&gt;</text:span><text:span text:style-name="T4"> </text:span><text:span text:style-name="T34">(1)</text:span><text:span text:style-name="T94">  in receiving terminal</text:span></text:p>
            <text:p><text:span text:style-name="T3">(&lt;&lt;)</text:span><text:span text:style-name="T4"> </text:span><text:span text:style-name="T38">X</text:span><text:span text:style-name="T90">&lt;CR&gt;&lt;LF&gt;</text:span><text:span text:style-name="T8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89">&lt;CR&gt;</text:span><text:span text:style-name="T4"> </text:span><text:span text:style-name="T34">(1)</text:span><text:span text:style-name="T94">  in receiving terminal</text:span></text:p>
            <text:p><text:span text:style-name="T91">(&lt;&lt;)</text:span><text:span text:style-name="T92"> </text:span><text:span text:style-name="T38">X</text:span><text:span text:style-name="T90">&lt;CR&gt;&lt;LF&gt;</text:span><text:span text:style-name="T87"> </text:span><text:span text:style-name="T37">(3)</text:span></text:p>
            <text:p><text:span text:style-name="T3">(&gt;&gt;)</text:span><text:span text:style-name="T4"> </text:span><text:span text:style-name="T8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89">&lt;CR&gt;</text:span><text:span text:style-name="T4"> </text:span><text:span text:style-name="T34">(1)</text:span><text:span text:style-name="T94">  in receiving terminal</text:span></text:p>
            <text:p><text:span text:style-name="T3">(&lt;&lt;)</text:span><text:span text:style-name="T4"> </text:span><text:span text:style-name="T38">X</text:span><text:span text:style-name="T90">&lt;CR&gt;&lt;LF&gt;</text:span><text:span text:style-name="T87"> </text:span><text:span text:style-name="T37">(3)</text:span></text:p>
            <text:p><text:span text:style-name="T3">(&gt;&gt;)</text:span><text:span text:style-name="T4"> </text:span><text:span text:style-name="T8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7"> </text:span><text:span text:style-name="T37">(2)</text:span><text:span text:style-name="T86"> in receiving terminal</text:span></text:p>
            <text:p><text:span text:style-name="T3">(&lt;&lt;)</text:span><text:span text:style-name="T4"> </text:span><text:span text:style-name="T38">X</text:span><text:span text:style-name="T90">&lt;CR&gt;&lt;LF&gt;</text:span><text:span text:style-name="T8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5">&lt;CR&gt;</text:span><text:span text:style-name="T35">B</text:span><text:span text:style-name="T88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7"> </text:span><text:span text:style-name="T37">(2)</text:span><text:span text:style-name="T86"> in receiving terminal</text:span></text:p>
            <text:p><text:span text:style-name="T91">(&lt;&lt;)</text:span><text:span text:style-name="T92"> </text:span><text:span text:style-name="T38">X</text:span><text:span text:style-name="T90">&lt;CR&gt;&lt;LF&gt;</text:span><text:span text:style-name="T8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5">&lt;CR&gt;</text:span><text:span text:style-name="T35">B</text:span><text:span text:style-name="T88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7"> </text:span><text:span text:style-name="T37">(2)</text:span><text:span text:style-name="T86"> in receiving terminal</text:span></text:p>
            <text:p><text:span text:style-name="T91">(&lt;&lt;)</text:span><text:span text:style-name="T92"> </text:span><text:span text:style-name="T38">X</text:span><text:span text:style-name="T90">&lt;CR&gt;&lt;LF&gt;</text:span><text:span text:style-name="T8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87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89">&lt;CR&gt; </text:span><text:span text:style-name="T94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89">&lt;CR&gt;</text:span><text:span text:style-name="T4"> </text:span><text:span text:style-name="T34">(1)</text:span><text:span text:style-name="T94">  in receiving terminal</text:span></text:p>
            <text:p><text:span text:style-name="T3">(&lt;&lt;)</text:span><text:span text:style-name="T4"> </text:span><text:span text:style-name="T38">X</text:span><text:span text:style-name="T90">&lt;CR&gt;&lt;LF&gt;</text:span><text:span text:style-name="T87"> </text:span><text:span text:style-name="T37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5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89">&lt;CR&gt;</text:span><text:span text:style-name="T4"> </text:span><text:span text:style-name="T34">(1)</text:span><text:span text:style-name="T94">  in receiving terminal</text:span></text:p>
            <text:p><text:span text:style-name="T91">(&lt;&lt;)</text:span><text:span text:style-name="T92"> </text:span><text:span text:style-name="T38">X</text:span><text:span text:style-name="T90">&lt;CR&gt;&lt;LF&gt;</text:span><text:span text:style-name="T87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7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1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48"/>
        <table:table-column table:style-name="co44" table:default-cell-style-name="ce48"/>
        <table:table-column table:style-name="co45" table:default-cell-style-name="ce48"/>
        <table:table-column table:style-name="co24" table:default-cell-style-name="ce48"/>
        <table:table-column table:style-name="co46" table:default-cell-style-name="ce48"/>
        <table:table-column table:style-name="co4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67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7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48"/>
        <table:table-column table:style-name="co48" table:default-cell-style-name="ce48"/>
        <table:table-column table:style-name="co49" table:default-cell-style-name="ce48"/>
        <table:table-column table:style-name="co50" table:default-cell-style-name="ce48"/>
        <table:table-column table:style-name="co51" table:default-cell-style-name="ce48"/>
        <table:table-column table:style-name="co52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68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69" office:value-type="string" calcext:value-type="string">
            <text:p><text:span text:style-name="T96">Note that display elements are text-only and no longer contain the underlying typed</text:span></text:p>
            <text:p><text:span text:style-name="T96">information such as the time stamp of the origin. Since the XML schema is strongly-</text:span></text:p>
            <text:p><text:span text:style-name="T96">typed again, the items need to be reconstructed. Not optimal, but simply a trade-off</text:span></text:p>
            <text:p><text:span text:style-name="T96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69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48"/>
        <table:table-column table:style-name="co53" table:default-cell-style-name="ce48"/>
        <table:table-column table:style-name="co54" table:default-cell-style-name="ce48"/>
        <table:table-column table:style-name="co36" table:default-cell-style-name="ce48"/>
        <table:table-column table:style-name="co55" table:default-cell-style-name="ce48"/>
        <table:table-column table:style-name="co5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97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9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9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9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0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9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70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1<text:span text:style-name="T97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slightly above the right end of the 2<text:span text:style-name="T97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2">
          <table:table-cell table:number-columns-repeated="3"/>
          <table:table-cell office:value-type="string" calcext:value-type="string">
            <text:p>"Help &gt; About" &gt; Click slightly above the right end of the 3<text:span text:style-name="T97">rd</text:span> line</text:p>
          </table:table-cell>
          <table:table-cell office:value-type="string" calcext:value-type="string">
            <text:p>Repeat steps above, except <text:span text:style-name="T98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48"/>
        <table:table-column table:style-name="co57" table:default-cell-style-name="ce48"/>
        <table:table-column table:style-name="co58" table:default-cell-style-name="ce48"/>
        <table:table-column table:style-name="co59" table:default-cell-style-name="ce48"/>
        <table:table-column table:style-name="co11" table:default-cell-style-name="ce48"/>
        <table:table-column table:style-name="co60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71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71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.00.0000</text:date>, <text:time style:data-style-name="N2" text:time-value="20:40:30.1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6DT20H25M43S</meta:editing-duration>
    <meta:editing-cycles>583</meta:editing-cycles>
    <meta:generator>LibreOffice/6.1.5.2$Windows_X86_64 LibreOffice_project/90f8dcf33c87b3705e78202e3df5142b201bd805</meta:generator>
    <dc:date>2019-12-07T21:06:27.380000000</dc:date>
    <meta:print-date>2013-02-02T14:44:49.07</meta:print-date>
    <meta:document-statistic meta:table-count="13" meta:cell-count="2289" meta:object-count="0"/>
    <meta:user-defined meta:name="Info 1"/>
    <meta:user-defined meta:name="Info 2"/>
    <meta:user-defined meta:name="Info 3"/>
    <meta:user-defined meta:name="Info 4"/>
  </office:meta>
</office:document-meta>
</file>